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009933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as false positives</text:p>
          </table:table-cell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y were originally passed as integer literals or character literals</text:p>
          </table:table-cell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y were originally passed as integer literals or character literals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5" office:value-type="float" office:value="8.7" calcext:value-type="float">
            <text:p>8.7</text:p>
          </table:table-cell>
          <table:table-cell table:style-name="ce5" office:value-type="string" calcext:value-type="string">
            <text:p>implemented</text:p>
          </table:table-cell>
          <table:table-cell table:style-name="ce5"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8.8" calcext:value-type="float">
            <text:p>8.8</text:p>
          </table:table-cell>
          <table:table-cell table:style-name="Default" office:value-type="string" calcext:value-type="string">
            <text:p>not sure if that even possible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4" office:value-type="float" office:value="10.1" calcext:value-type="float">
            <text:p>10.1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/>
        </table:table-row>
        <table:table-row table:style-name="ro1">
          <table:table-cell table:style-name="Default" office:value-type="float" office:value="10.5" calcext:value-type="float">
            <text:p>10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2.11" calcext:value-type="float">
            <text:p>12.1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12.12" calcext:value-type="float">
            <text:p>12.1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too general</text:p>
          </table:table-cell>
          <table:table-cell table:style-name="Default" office:value-type="string" calcext:value-type="string">
            <text:p>Late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not feasible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4" office:value-type="float" office:value="17.2" calcext:value-type="float">
            <text:p>17.2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7.6" calcext:value-type="float">
            <text:p>17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ce4" office:value-type="float" office:value="18.1" calcext:value-type="float">
            <text:p>18.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9.1" calcext:value-type="float">
            <text:p>19.1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9.4" calcext:value-type="float">
            <text:p>19.4</text:p>
          </table:table-cell>
          <table:table-cell table:style-name="Default" office:value-type="string" calcext:value-type="string">
            <text:p>not implementable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4" office:value-type="float" office:value="19.11" calcext:value-type="float">
            <text:p>19.1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the macro is defined by the time I get it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2:26:01.3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30T01:03:53.926000000</dc:date>
    <meta:editing-duration>P6DT21H23M40S</meta:editing-duration>
    <meta:editing-cycles>121</meta:editing-cycles>
    <meta:generator>LibreOffice/5.1.1.3$Windows_x86 LibreOffice_project/89f508ef3ecebd2cfb8e1def0f0ba9a803b88a6d</meta:generator>
    <meta:document-statistic meta:table-count="1" meta:cell-count="409" meta:object-count="0"/>
  </office:meta>
</office:document-meta>
</file>